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imple Prototype for Real-Time Occupancy Detection System for Energy Efficiency</text:h>
      <text:h text:style-name="Heading_20_4" text:outline-level="4"><text:span text:style-name="Strong_20_Emphasis">Problem Statement</text:span></text:h>
      <text:p text:style-name="Text_20_body">In modern buildings and homes, energy efficiency is a critical concern. A significant amount of energy is wasted when lights, fans, and other devices are left on in unoccupied rooms. The objective of this project is to develop a simple real-time occupancy detection system that can automatically turn off lights and fans when a room is unoccupied, thereby saving energy and reducing utility costs.</text:p>
      <text:h text:style-name="Heading_20_4" text:outline-level="4"><text:span text:style-name="Strong_20_Emphasis">Scope of the Solution</text:span></text:h>
      <text:p text:style-name="Text_20_body">The system will:</text:p>
      <text:list xml:id="list803634911" text:style-name="L1">
        <text:list-item>
          <text:p text:style-name="P2">Detect the presence or absence of people in a room using a motion sensor.</text:p>
        </text:list-item>
        <text:list-item>
          <text:p text:style-name="P2">Automatically turn on/off lights and fans based on occupancy status.</text:p>
        </text:list-item>
        <text:list-item>
          <text:p text:style-name="P2">Provide a simple interface to visualize the occupancy status in real-time.</text:p>
        </text:list-item>
        <text:list-item>
          <text:p text:style-name="P2">Integrate with common devices like lamps and fans.</text:p>
        </text:list-item>
        <text:list-item>
          <text:p text:style-name="P1">Demonstrate the feasibility of this system through simulation and real-world implementation.</text:p>
        </text:list-item>
      </text:list>
      <text:h text:style-name="Heading_20_4" text:outline-level="4"><text:span text:style-name="Strong_20_Emphasis">Required Components to Develop the Solution</text:span></text:h>
      <text:p text:style-name="Text_20_body"><text:span text:style-name="Strong_20_Emphasis">Hardware Components:</text:span></text:p>
      <text:list xml:id="list3532918635" text:style-name="L2">
        <text:list-item>
          <text:p text:style-name="P4"><text:span text:style-name="Strong_20_Emphasis">Passive Infrared (PIR) Sensor</text:span> – Used to detect motion in the room.</text:p>
        </text:list-item>
        <text:list-item>
          <text:p text:style-name="P4"><text:span text:style-name="Strong_20_Emphasis">Arduino Uno or ESP32</text:span> – Microcontroller for reading sensor data and controlling outputs.</text:p>
        </text:list-item>
        <text:list-item>
          <text:p text:style-name="P4"><text:span text:style-name="Strong_20_Emphasis">Relay Module</text:span> – To control the power supply to devices like lights or fans.</text:p>
        </text:list-item>
        <text:list-item>
          <text:p text:style-name="P4"><text:span text:style-name="Strong_20_Emphasis">LED or Lamp</text:span> – Represents the light bulb that will be controlled.</text:p>
        </text:list-item>
        <text:list-item>
          <text:p text:style-name="P4"><text:span text:style-name="Strong_20_Emphasis">Fan</text:span> – Represents a typical room fan for automation.</text:p>
        </text:list-item>
        <text:list-item>
          <text:p text:style-name="P4"><text:span text:style-name="Strong_20_Emphasis">Jumper Wires, Breadboard, and Resistors</text:span> – For circuit connections.</text:p>
        </text:list-item>
        <text:list-item>
          <text:p text:style-name="P4"><text:span text:style-name="Strong_20_Emphasis">Power Supply</text:span> – For powering the circuit.</text:p>
        </text:list-item>
        <text:list-item>
          <text:p text:style-name="P3"><text:span text:style-name="Strong_20_Emphasis">Optional: LCD Display or LEDs for real-time status display</text:span> – To show occupancy status (optional but useful for the demo).</text:p>
        </text:list-item>
      </text:list>
      <text:p text:style-name="Text_20_body"><text:span text:style-name="Strong_20_Emphasis">Software Components:</text:span></text:p>
      <text:list xml:id="list2920491642" text:style-name="L3">
        <text:list-item>
          <text:p text:style-name="P6"><text:span text:style-name="Strong_20_Emphasis">Arduino IDE</text:span> – For writing and uploading the microcontroller code.</text:p>
        </text:list-item>
        <text:list-item>
          <text:p text:style-name="P6"><text:span text:style-name="Strong_20_Emphasis">TinkerCad or Fritzing</text:span> – For simulating and visualizing the circuit.</text:p>
        </text:list-item>
        <text:list-item>
          <text:p text:style-name="P6"><text:span text:style-name="Strong_20_Emphasis">Gerber File Generator (for PCB design)</text:span> – If designing a custom PCB for the system.</text:p>
        </text:list-item>
        <text:list-item>
          <text:p text:style-name="P5"><text:span text:style-name="Strong_20_Emphasis">Processing/Visualization Software (optional)</text:span> – For advanced data visualization or integration with home automation platform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43:40.604645084</meta:creation-date>
    <dc:date>2024-12-09T14:44:37.210187731</dc:date>
    <meta:editing-duration>PT59S</meta:editing-duration>
    <meta:editing-cycles>1</meta:editing-cycles>
    <meta:document-statistic meta:table-count="0" meta:image-count="0" meta:object-count="0" meta:page-count="1" meta:paragraph-count="25" meta:word-count="297" meta:character-count="1912" meta:non-whitespace-character-count="1645"/>
    <meta:generator>LibreOffice/7.3.7.2$Linux_X86_64 LibreOffice_project/30$Build-2</meta:generator>
  </office:meta>
</office:document-meta>
</file>